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2">
      <style:text-properties officeooo:paragraph-rsid="0016a150"/>
    </style:style>
    <style:style style:name="P3" style:family="paragraph" style:parent-style-name="Heading_20_2">
      <style:text-properties officeooo:paragraph-rsid="0019f7dd"/>
    </style:style>
    <style:style style:name="P4" style:family="paragraph" style:parent-style-name="Heading_20_2">
      <style:text-properties officeooo:rsid="0019f7dd" officeooo:paragraph-rsid="0019f7dd"/>
    </style:style>
    <style:style style:name="P5" style:family="paragraph" style:parent-style-name="Heading_20_2">
      <style:text-properties officeooo:rsid="001afbff" officeooo:paragraph-rsid="001afbf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19f7dd" officeooo:paragraph-rsid="0019f7dd"/>
    </style:style>
    <style:style style:name="P8" style:family="paragraph" style:parent-style-name="Heading_20_1">
      <style:paragraph-properties fo:break-before="page"/>
      <style:text-properties officeooo:rsid="001afbff" officeooo:paragraph-rsid="001afbff"/>
    </style:style>
    <style:style style:name="P9" style:family="paragraph" style:parent-style-name="Text_20_body">
      <style:text-properties officeooo:rsid="0012e9c0" officeooo:paragraph-rsid="0012e9c0"/>
    </style:style>
    <style:style style:name="P10" style:family="paragraph" style:parent-style-name="Text_20_body">
      <style:text-properties officeooo:rsid="00149a89" officeooo:paragraph-rsid="00149a89"/>
    </style:style>
    <style:style style:name="P11" style:family="paragraph" style:parent-style-name="Text_20_body">
      <style:text-properties officeooo:rsid="001519ea" officeooo:paragraph-rsid="001519ea"/>
    </style:style>
    <style:style style:name="P12" style:family="paragraph" style:parent-style-name="Text_20_body">
      <style:text-properties officeooo:rsid="00157fc4" officeooo:paragraph-rsid="00157fc4"/>
    </style:style>
    <style:style style:name="P13" style:family="paragraph" style:parent-style-name="Text_20_body">
      <style:text-properties officeooo:rsid="00157fc4" officeooo:paragraph-rsid="0016a150"/>
    </style:style>
    <style:style style:name="P14" style:family="paragraph" style:parent-style-name="Text_20_body">
      <style:text-properties officeooo:rsid="00157fc4" officeooo:paragraph-rsid="0019f7dd"/>
    </style:style>
    <style:style style:name="P15" style:family="paragraph" style:parent-style-name="Text_20_body">
      <style:text-properties officeooo:rsid="00157fc4" officeooo:paragraph-rsid="001afbff"/>
    </style:style>
    <style:style style:name="P16" style:family="paragraph" style:parent-style-name="Text_20_body">
      <style:text-properties officeooo:rsid="0016a150" officeooo:paragraph-rsid="0016a150"/>
    </style:style>
    <style:style style:name="P17" style:family="paragraph" style:parent-style-name="Standard">
      <style:text-properties officeooo:rsid="00118ed6" officeooo:paragraph-rsid="00118ed6"/>
    </style:style>
    <style:style style:name="T1" style:family="text">
      <style:text-properties officeooo:rsid="00120de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<text:span text:style-name="T1">de referencias técnicas</text:span></text:p>
      <text:p text:style-name="P17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">Índice</text:p>
          </text:index-title>
        </text:index-body>
      </text:table-of-content>
      <text:p text:style-name="P17"/>
      <text:h text:style-name="P6" text:outline-level="1">Introdución</text:h>
      <text:h text:style-name="Heading_20_2" text:outline-level="2">Descrición</text:h>
      <text:p text:style-name="P9">TBD</text:p>
      <text:h text:style-name="Heading_20_2" text:outline-level="2">Notación e convencións</text:h>
      <text:p text:style-name="P9">TBD</text:p>
      <text:h text:style-name="Heading_20_2" text:outline-level="2">Terminoloxía</text:h>
      <text:p text:style-name="P9">TBD</text:p>
      <text:p text:style-name="P9"/>
      <text:h text:style-name="P6" text:outline-level="1">Bases de datos</text:h>
      <text:h text:style-name="Heading_20_2" text:outline-level="2">Relación xeral</text:h>
      <text:p text:style-name="P10">TBD</text:p>
      <text:h text:style-name="Heading_20_2" text:outline-level="2">Descrición detallada</text:h>
      <text:p text:style-name="P10">TBD</text:p>
      <text:p text:style-name="P10"/>
      <text:h text:style-name="P6" text:outline-level="1">Ficheiros</text:h>
      <text:h text:style-name="Heading_20_2" text:outline-level="2">Relación xeral</text:h>
      <text:p text:style-name="P11">TBD</text:p>
      <text:h text:style-name="Heading_20_2" text:outline-level="2">Descrición detallada</text:h>
      <text:p text:style-name="P11">TBD</text:p>
      <text:p text:style-name="P11"/>
      <text:h text:style-name="P6" text:outline-level="1">Programas</text:h>
      <text:h text:style-name="Heading_20_2" text:outline-level="2">Relación xeral</text:h>
      <text:p text:style-name="P12">TBD</text:p>
      <text:h text:style-name="Heading_20_2" text:outline-level="2">Descrición detallada</text:h>
      <text:p text:style-name="P12">TBD</text:p>
      <text:p text:style-name="P12"/>
      <text:h text:style-name="P6" text:outline-level="1">Pantallas</text:h>
      <text:h text:style-name="P2" text:outline-level="2">Relación xeral</text:h>
      <text:p text:style-name="P13">TBD</text:p>
      <text:h text:style-name="P2" text:outline-level="2">Descrición detallada</text:h>
      <text:p text:style-name="P13">TBD</text:p>
      <text:p text:style-name="P16"/>
      <text:h text:style-name="P7" text:outline-level="1">Informes</text:h>
      <text:h text:style-name="P3" text:outline-level="2">Relación xeral</text:h>
      <text:p text:style-name="P14">TBD</text:p>
      <text:h text:style-name="P3" text:outline-level="2">Descrición detallada</text:h>
      <text:p text:style-name="P14">TBD</text:p>
      <text:p text:style-name="P14"/>
      <text:h text:style-name="P7" text:outline-level="1">Referencias cruzadas</text:h>
      <text:h text:style-name="P4" text:outline-level="2">Relación de bases de datos por programa</text:h>
      <text:p text:style-name="P14">TBD</text:p>
      <text:h text:style-name="P4" text:outline-level="2">Relación de ficheiros por programa</text:h>
      <text:p text:style-name="P14">TBD</text:p>
      <text:h text:style-name="P4" text:outline-level="2">Relación de procesos por programa</text:h>
      <text:p text:style-name="P14">TBD</text:p>
      <text:h text:style-name="P4" text:outline-level="2">Relación de pantallas por programa</text:h>
      <text:p text:style-name="P14">TBD</text:p>
      <text:h text:style-name="P4" text:outline-level="2">Relación de informes por programa</text:h>
      <text:p text:style-name="P14">TBD</text:p>
      <text:h text:style-name="P4" text:outline-level="2">Árbore de chamadas por programa</text:h>
      <text:p text:style-name="P14">TBD</text:p>
      <text:p text:style-name="P14"/>
      <text:h text:style-name="P8" text:outline-level="1">Diagramas</text:h>
      <text:h text:style-name="P5" text:outline-level="2">Diagrama UML</text:h>
      <text:p text:style-name="P15">TBD</text:p>
      <text:h text:style-name="P5" text:outline-level="2">Diagrama Entidade/Relación</text:h>
      <text:p text:style-name="P15">TBD</text:p>
      <text:h text:style-name="P5" text:outline-level="2">Diagrama de fluxo de datos</text:h>
      <text:p text:style-name="P15">TBD</text:p>
      <text:h text:style-name="P5" text:outline-level="2">Diagrama de sincronización E/R e DFD</text:h>
      <text:p text:style-name="P15">T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55:37.610937296</meta:creation-date>
    <meta:generator>LibreOffice/4.2.8.2$Linux_X86_64 LibreOffice_project/420m0$Build-2</meta:generator>
    <dc:date>2018-08-08T17:55:35.098929590</dc:date>
    <meta:editing-duration>PT1H1M43S</meta:editing-duration>
    <meta:editing-cycles>9</meta:editing-cycles>
    <meta:document-statistic meta:table-count="0" meta:image-count="0" meta:object-count="0" meta:page-count="10" meta:paragraph-count="56" meta:word-count="111" meta:character-count="712" meta:non-whitespace-character-count="657"/>
  </office:meta>
</office:document-meta>
</file>